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ALACIOS JACINTO, YSIDRO</text:span></text:p>
      <text:p text:style-name="P3"><text:span text:style-name="T6">CANT. TOTAL DE CAJAS: 7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PALACIOS JACINTO, YSIDR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1:52:3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